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paragraph-properties fo:margin-top="0in" fo:margin-bottom="0in" style:contextual-spacing="false" fo:text-align="justify" style:justify-single-word="false"/>
      <style:text-properties style:font-name="Georgia" officeooo:rsid="020dc622" officeooo:paragraph-rsid="020dc622" style:font-name-complex="Georgia"/>
    </style:style>
    <style:style style:name="P6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5" style:family="paragraph" style:parent-style-name="Standard">
      <style:paragraph-properties fo:margin-top="0in" fo:margin-bottom="0in" style:contextual-spacing="false" fo:text-align="justify" style:justify-single-word="false"/>
      <style:text-properties style:font-name="Georgia" officeooo:rsid="020dc622" officeooo:paragraph-rsid="020dc622" style:font-name-complex="Georgia"/>
    </style:style>
    <style:style style:name="P66" style:family="paragraph" style:parent-style-name="Standard">
      <style:paragraph-properties fo:margin-top="0in" fo:margin-bottom="0in" style:contextual-spacing="false" fo:text-align="justify" style:justify-single-word="false"/>
      <style:text-properties style:font-name="Georgia" officeooo:rsid="020dc622" officeooo:paragraph-rsid="021cb3b5"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style:style style:name="T469" style:family="text">
      <style:text-properties officeooo:rsid="0201298c"/>
    </style:style>
    <style:style style:name="T470" style:family="text">
      <style:text-properties officeooo:rsid="0202aab7"/>
    </style:style>
    <style:style style:name="T471" style:family="text">
      <style:text-properties officeooo:rsid="02031275"/>
    </style:style>
    <style:style style:name="T472" style:family="text">
      <style:text-properties officeooo:rsid="020405d3"/>
    </style:style>
    <style:style style:name="T473" style:family="text">
      <style:text-properties officeooo:rsid="0204d382"/>
    </style:style>
    <style:style style:name="T474" style:family="text">
      <style:text-properties officeooo:rsid="0205afa3"/>
    </style:style>
    <style:style style:name="T475" style:family="text">
      <style:text-properties officeooo:rsid="0206f58a"/>
    </style:style>
    <style:style style:name="T476" style:family="text">
      <style:text-properties officeooo:rsid="0207a483"/>
    </style:style>
    <style:style style:name="T477" style:family="text">
      <style:text-properties officeooo:rsid="020812e6"/>
    </style:style>
    <style:style style:name="T478" style:family="text">
      <style:text-properties officeooo:rsid="0208f16e"/>
    </style:style>
    <style:style style:name="T479" style:family="text">
      <style:text-properties officeooo:rsid="020ae46b"/>
    </style:style>
    <style:style style:name="T480" style:family="text">
      <style:text-properties officeooo:rsid="020ca7d0"/>
    </style:style>
    <style:style style:name="T481" style:family="text">
      <style:text-properties officeooo:rsid="020d0b66"/>
    </style:style>
    <style:style style:name="T482" style:family="text">
      <style:text-properties officeooo:rsid="020e4e8d"/>
    </style:style>
    <style:style style:name="T483" style:family="text">
      <style:text-properties officeooo:rsid="020e962c"/>
    </style:style>
    <style:style style:name="T484" style:family="text">
      <style:text-properties officeooo:rsid="020e9c1e"/>
    </style:style>
    <style:style style:name="T485" style:family="text">
      <style:text-properties officeooo:rsid="02107af1"/>
    </style:style>
    <style:style style:name="T486" style:family="text">
      <style:text-properties officeooo:rsid="02107ce8"/>
    </style:style>
    <style:style style:name="T487" style:family="text">
      <style:text-properties officeooo:rsid="02111012"/>
    </style:style>
    <style:style style:name="T488" style:family="text">
      <style:text-properties officeooo:rsid="0211e793"/>
    </style:style>
    <style:style style:name="T489" style:family="text">
      <style:text-properties officeooo:rsid="021386cb"/>
    </style:style>
    <style:style style:name="T490" style:family="text">
      <style:text-properties officeooo:rsid="0214cd99"/>
    </style:style>
    <style:style style:name="T491" style:family="text">
      <style:text-properties officeooo:rsid="02155d5e"/>
    </style:style>
    <style:style style:name="T492" style:family="text">
      <style:text-properties officeooo:rsid="0216ca56"/>
    </style:style>
    <style:style style:name="T493" style:family="text">
      <style:text-properties officeooo:rsid="02188500"/>
    </style:style>
    <style:style style:name="T494" style:family="text">
      <style:text-properties officeooo:rsid="0218fbee"/>
    </style:style>
    <style:style style:name="T495" style:family="text">
      <style:text-properties officeooo:rsid="0219bf7e"/>
    </style:style>
    <style:style style:name="T496" style:family="text">
      <style:text-properties officeooo:rsid="021b3844"/>
    </style:style>
    <style:style style:name="T497" style:family="text">
      <style:text-properties officeooo:rsid="021cb3b5"/>
    </style:style>
    <style:style style:name="T498" style:family="text">
      <style:text-properties officeooo:rsid="021dec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text:span><text:span text:style-name="T469">C</text:span><text:span text:style-name="T468">hief goes back? Honestly? You have to wait around nine months for him to show up? That’s ridiculous.”</text:span></text:p>
      <text:p text:style-name="P62"><text:s text:c="5"/><text:span text:style-name="T468">Russ nodded. “Maybe, but it’s all we’ve got.”</text:span></text:p>
      <text:p text:style-name="P62"><text:s text:c="5"/><text:span text:style-name="T469">Russ stepped to the center of the room. “I’ll be back.” He opened a vortex and stepped into time.</text:span></text:p>
      <text:p text:style-name="P62"><text:s text:c="5"/><text:span text:style-name="T469">Stepping out of the vortex, Russ saw Chicago of 2012. </text:span><text:span text:style-name="T470">Nothing crazy was happening thankfully. He decided he needed to get work and fast. He couldn’t sleep on the street during winter that much was certain.</text:span></text:p>
      <text:p text:style-name="P62"><text:s text:c="5"/><text:span text:style-name="T471">Russ wondered where Chief would arrive in nine months. He had the time to try and guess </text:span><text:span text:style-name="T472">that was for sure.</text:span></text:p>
      <text:p text:style-name="P62"><text:s text:c="5"/><text:span text:style-name="T473">Nine months would come and go quickly. Russ wanted to hit the ground running as it were.</text:span></text:p>
      <text:p text:style-name="P62"><text:s text:c="5"/><text:span text:style-name="T474">Finding a mission, Russ had a place to stay for the night. He would find work in the morning.</text:span></text:p>
      <text:p text:style-name="P62"><text:s text:c="5"/>“<text:span text:style-name="T474">And who might you be?” A man asked Russ as he walked in.</text:span></text:p>
      <text:p text:style-name="P62"><text:s text:c="5"/><text:span text:style-name="T474">Russ looked at the man “Russ.” He said.</text:span></text:p>
      <text:p text:style-name="P62"><text:s text:c="5"/>“<text:span text:style-name="T474">No last name?”</text:span></text:p>
      <text:p text:style-name="P62"><text:s text:c="5"/><text:span text:style-name="T474">Russ shook his head. “Just Russ.”</text:span></text:p>
      <text:p text:style-name="P62"><text:s text:c="5"/>“<text:span text:style-name="T474">Suit yourself.” The man said. “You get three square meals a day here, the line starts at six pm. First come first serve.” He paused. “You sure you need this place? You’re dressed rather...warm.”</text:span></text:p>
      <text:p text:style-name="P62"><text:s text:c="5"/><text:span text:style-name="T474">Russ nodded. “Yeah, just for the night. Tomorrow I’ll be gone.”</text:span></text:p>
      <text:p text:style-name="P62"><text:s text:c="5"/>“<text:span text:style-name="T475">Suit yourself.” The man said. “Here’s a towel, don’t lose it. You lose it you buy it.”</text:span></text:p>
      <text:p text:style-name="P62"><text:s text:c="5"/>“<text:span text:style-name="T475">Understood.” Russ agreed.</text:span></text:p>
      <text:p text:style-name="P62"><text:s text:c="5"/><text:span text:style-name="T476">He walked down a main hallway towards a set of doors which led to several other doors. Russ opened </text:span><text:soft-page-break/><text:span text:style-name="T476">a door and decided that’s where he would spend his first night in the past.</text:span></text:p>
      <text:p text:style-name="P62"><text:s text:c="5"/><text:span text:style-name="T476">Inside the small room was a sink, a cot, and a toilet. Not much wiggle room, but if you’re asking for a handout you better accept the handout. Russ wondered why he didn’t bring along some money. Something to get him by for a while, that would have been the smart thing. He guessed he was just too quick on the draw tracking down Chief that he wasn’t thinking.</text:span></text:p>
      <text:p text:style-name="P62"><text:s text:c="5"/><text:span text:style-name="T476">Great, Russ thought, there’s two of us not thinking today clearly. He wondered what motivated Chief to leave. What would make a man who made time travel his business just up and leave one night? It didn’t make sense to Russ.</text:span></text:p>
      <text:p text:style-name="P62"><text:s text:c="5"/><text:span text:style-name="T477">Sitting down on the cot, Russ decided to get comfy for the night. He took off his jacket and laid it at the foot of the cot.</text:span></text:p>
      <text:p text:style-name="P62"><text:s text:c="5"/><text:span text:style-name="T477">His shoes were the next to go. Time traveling tended to mess with Russ’s feet. </text:span><text:span text:style-name="T478">He wasn’t sure why, just that his feet tend to hurt when he time traveled. </text:span><text:span text:style-name="T479">Oh well, he thought, he could get some new shoes in a few days if he really needed them.</text:span></text:p>
      <text:p text:style-name="P62"><text:s text:c="5"/><text:span text:style-name="T479">Laying down on the cot, Russ closed his eyes. It was close to his bedtime. Sleep would do him some good.</text:span></text:p>
      <text:p text:style-name="P62"><text:s text:c="5"/><text:span text:style-name="T480">Russ would dream nightmares that night. Nightmares of time travels past where things just didn’t work out for him. He would dream about Chief and Alice, wondering what would happen to their future. Russ would simply dream.</text:span></text:p>
      <text:p text:style-name="P62"><text:s text:c="5"/><text:span text:style-name="T481">One dream in particular that would freak Russ out was the fact that he died along with Chief in a terrible fire at the complex. He could see his own funeral as if he were a guest visiting it.</text:span></text:p>
      <text:p text:style-name="P62"><text:soft-page-break/><text:s text:c="5"/><text:span text:style-name="T481">Russ shook in his sleep. His sleep pattern was off. Stress emerged from its little bubble inside his brain and wouldn’t let go. Russ tossed and turned that night waking up every hour on the hour. Only to go back to sleep and return to the previous nightmare he had originally woken from.</text:span></text:p>
      <text:p text:style-name="P62"><text:s text:c="5"/><text:span text:style-name="T481">It was pure hell.</text:span></text:p>
      <text:p text:style-name="P62"><text:s text:c="5"/><text:span text:style-name="T481">Russ hated it.</text:span></text:p>
      <text:p text:style-name="P62"/>
      <text:p text:style-name="P63">Chapter Twenty</text:p>
      <text:p text:style-name="P63"/>
      <text:p text:style-name="P63"><text:s text:c="5"/><text:span text:style-name="T482">Russ woke up the next morning in a cold sweat. He looked around. It took a moment for him to remember where and when he was.</text:span></text:p>
      <text:p text:style-name="P63"><text:s text:c="5"/><text:span text:style-name="T483">Getting up, he went to breakfast. They were serving eggs, bacon, and hash browns. Russ enjoyed the meal. He even got to know a few other people that were sitting at the same table as he was. Russ wouldn’t be around for long but it didn’t mean he couldn’t use his manners and try to get to know people. </text:span><text:span text:style-name="T484">This was a unique experience for him.</text:span></text:p>
      <text:p text:style-name="P63"><text:s text:c="5"/><text:span text:style-name="T485">Then Crazy Bob came up to him.</text:span></text:p>
      <text:p text:style-name="P63"><text:s text:c="5"/>“<text:span text:style-name="T485">Hey you’re new here.” Bob said.</text:span></text:p>
      <text:p text:style-name="P63"><text:s text:c="5"/><text:span text:style-name="T485">Russ nodded. “Yeah came in last night.”</text:span></text:p>
      <text:p text:style-name="P63"><text:s text:c="5"/><text:span text:style-name="T485">Bob ran his fingers through Russ’s hair. “Nice hair man. I dig it.”</text:span></text:p>
      <text:p text:style-name="P63"><text:s text:c="5"/>“<text:span text:style-name="T485">Uh, thanks?”</text:span></text:p>
      <text:p text:style-name="P63"><text:s text:c="5"/><text:span text:style-name="T485">Bob sat down next to Russ. “Listen man, you can get a free meal but not everything is free. You have to listen to their propaganda about finding a better place.” He sighed. “If it were really that simple.”</text:span></text:p>
      <text:p text:style-name="P63"><text:s text:c="5"/><text:span text:style-name="T486">Russ nodded. “I know right?” In fact he didn’t know. He was about to experience that today. Trying to find a place and seeing what was out there.</text:span></text:p>
      <text:p text:style-name="P63"><text:s text:c="5"/><text:span text:style-name="T486">Bob eyed Russ. “What brings you here man?”</text:span></text:p>
      <text:p text:style-name="P63"><text:soft-page-break/><text:s text:c="5"/><text:span text:style-name="T486">Russ needed to figure out a cover story and quick. “I just moved here.” He said. “Nothing out of the ordinary really. Just down on my luck.”</text:span></text:p>
      <text:p text:style-name="P63"><text:s text:c="5"/>“<text:span text:style-name="T487">Aren’t we all.” Bob placed his hands on the table. “Listen man I’d love to chat but I’ve got things to do.” Standing up he left.</text:span></text:p>
      <text:p text:style-name="P63"><text:s text:c="5"/>“<text:span text:style-name="T487">I see you’ve met Crazy Bob.” A woman said. She was clearing dishes from the table.</text:span></text:p>
      <text:p text:style-name="P63"><text:s text:c="5"/><text:span text:style-name="T487">Russ nodded. “Yeah, I guess.”</text:span></text:p>
      <text:p text:style-name="P63"><text:s text:c="5"/>“<text:span text:style-name="T487">Name’s Sherry.” The woman said. “You’re new here.”</text:span></text:p>
      <text:p text:style-name="P63"><text:s text:c="5"/>“<text:span text:style-name="T487">Russ.” Russ responded. “Yeah I am, came in last night.”</text:span></text:p>
      <text:p text:style-name="P63"><text:s text:c="5"/>“<text:span text:style-name="T487">Right on.” Sherry replied. “Well if you need any directions let me know, I have pretty much the entire city laid out in my head.”</text:span></text:p>
      <text:p text:style-name="P63"><text:s text:c="5"/>“<text:span text:style-name="T487">Thank you.” Russ said.</text:span></text:p>
      <text:p text:style-name="P63"><text:s text:c="5"/><text:span text:style-name="T488">Sherry blushed. “No problem.” She continued cleaning up the dishes.</text:span></text:p>
      <text:p text:style-name="P63"><text:s text:c="5"/><text:span text:style-name="T488">Russ wondered if he needed someone to help him through this ordeal. Nine months was a long time to wait for someone to appear out of thin air. Some company would actually be nice.</text:span></text:p>
      <text:p text:style-name="P63"><text:s text:c="5"/><text:span text:style-name="T489">Walking up to Sherry, Russ asked her the only thing on his mind. “Hey Sherry, do you know of any place that’s hiring?”</text:span></text:p>
      <text:p text:style-name="P63"><text:s text:c="5"/><text:span text:style-name="T489">Sherry looked around. “Well this place could always use help but we don’t pay you. We’ll give you a place to sleep though.”</text:span></text:p>
      <text:p text:style-name="P63"><text:s text:c="5"/><text:span text:style-name="T489">Russ nodded. It was worth a shot. “Alright.” Russ said. “I’ll do it. Just tell me where to start.”</text:span></text:p>
      <text:p text:style-name="P63"><text:s text:c="5"/><text:span text:style-name="T489">Sherry smiled. “Here, start with these.” She handed Russ the tub of dishes she was carrying.</text:span></text:p>
      <text:p text:style-name="P63"><text:s text:c="5"/><text:span text:style-name="T489">Russ took the tub into the back and started washing dishes.</text:span></text:p>
      <text:p text:style-name="P63"><text:soft-page-break/><text:s text:c="5"/><text:span text:style-name="T490">An hour later, Russ was done with the morning dishes. He smiled at his work. It was something to be proud of contributing to the community like he was. He was pleased with himself.</text:span></text:p>
      <text:p text:style-name="P63"><text:s text:c="5"/>“<text:span text:style-name="T490">Hey cowboy.” Sherry said. “How about we take a walk.”</text:span></text:p>
      <text:p text:style-name="P63"><text:s text:c="5"/>“<text:span text:style-name="T490">Alright.” Russ said. “I’m not a cowboy though.”</text:span></text:p>
      <text:p text:style-name="P63"><text:s text:c="5"/>“<text:span text:style-name="T490">Could have fooled me.” Sherry laughed. “</text:span><text:span text:style-name="T491">I’m just teasin’ you.” She said. “Come on.”</text:span></text:p>
      <text:p text:style-name="P63"><text:s text:c="5"/><text:span text:style-name="T491">Taking off her apron Sherry led the way out the door onto the street.</text:span></text:p>
      <text:p text:style-name="P63"><text:s text:c="5"/><text:span text:style-name="T491">They laughed and talked about life, how different things were when they were kids. Stuff like that. </text:span><text:span text:style-name="T492">Russ felt life as a kid was much easier than it was as an adult. First off he didn’t have much to worry about as a kid. Responsibility was taken care of by his parents. Like most kids, Russ played until it got dark and his mom would ring the dinner bell. </text:span><text:span text:style-name="T493">When the street lights came on, you knew you were out too late.</text:span></text:p>
      <text:p text:style-name="P63"><text:s text:c="5"/><text:span text:style-name="T493">Sherry had similar experiences. The two had much in common.</text:span></text:p>
      <text:p text:style-name="P63"><text:s text:c="5"/><text:span text:style-name="T494">Russ couldn’t tell Sherry the truth about him, that he was a time traveler. No, that part had to be kept secret. As far as secrets go, Russ could keep up with the best of them.</text:span></text:p>
      <text:p text:style-name="P63"><text:s text:c="5"/><text:span text:style-name="T495">A few years ago, Russ had developed a microchip that would prevent someone from telling the truth about where they came from, the time travel program, and the future. It was still in its experimental stages. Only a handful of time travelers were using it. Russ was not one of them as he could keep the secret without the aid of some computer chip.</text:span></text:p>
      <text:p text:style-name="P63"><text:s text:c="5"/><text:span text:style-name="T495">Sherry asked Russ about his family. More lies spewed forth from Russ’s mouth about a family that </text:span><text:soft-page-break/><text:span text:style-name="T495">didn’t exist. But for the purposes of this exercise, the family existed and was real. Sherry seemed to be satisfied with the answers coming from Russ’s mouth.</text:span></text:p>
      <text:p text:style-name="P63"><text:s text:c="5"/><text:span text:style-name="T496">For the first time since he got there, Russ felt at peace. He had a job of sorts, a place to sleep. Food to fill this stomach and he was helping others. Perhaps the next nine months wouldn’t turn out too bad.</text:span></text:p>
      <text:p text:style-name="P63"><text:s text:c="5"/>“<text:span text:style-name="T496">So, what makes you tick?” Sherry asked.</text:span></text:p>
      <text:p text:style-name="P63"><text:s text:c="5"/>“<text:span text:style-name="T496">What?” Russ said.</text:span></text:p>
      <text:p text:style-name="P63"><text:s text:c="5"/>“<text:span text:style-name="T496">Like what makes you get out of bed in the morning and says I’m going to do this day?” Sherry clarified.</text:span></text:p>
      <text:p text:style-name="P63"><text:s text:c="5"/><text:span text:style-name="T496">Russ shook his head. “I don’t think there’s one thing.” He said. “It’s just life that makes me want to get up and get going in the morning.” Russ smiled. “I suppose if there was one thing that would get me going, it would be knowing I have friends out there who care about me.”</text:span></text:p>
      <text:p text:style-name="P63"><text:s text:c="5"/><text:span text:style-name="T496">Sherry nodded. “I understand that.”</text:span></text:p>
      <text:p text:style-name="P63"><text:s text:c="5"/>“<text:span text:style-name="T497">I’m looking for a lost friend right now.” Russ said. “I fear it will take a long time to actually find him.”</text:span></text:p>
      <text:p text:style-name="P63"><text:s text:c="5"/><text:span text:style-name="T497">Sherry looked concerned. “Do we need to contact the police?”</text:span></text:p>
      <text:p text:style-name="P66"><text:s text:c="5"/><text:span text:style-name="T497">Russ shook his head. “No, they don’t need to get involved. He’s not missing exactly. He just doesn’t know where he is, or rather I don’t know where he is. I just know he’s in Chicago somewhere. It could take a while to find him.”</text:span></text:p>
      <text:p text:style-name="P66"><text:span text:style-name="T497"><text:s text:c="5"/>“I see.” Sherry replied. “Well, I know the city like the back of my hand. I can help you out.” </text:span></text:p>
      <text:p text:style-name="P66"><text:s text:c="5"/>“<text:span text:style-name="T497">Thank you.” Russ said. </text:span><text:span text:style-name="T498">Great he thought, how do I keep Sherry busy with this for nine months? That’s a long time to ask for someone’s help. Maybe she’ll grow tired of it and give up. Who knows.</text:span></text:p>
      <text:p text:style-name="P66"><text:soft-page-break/><text:s text:c="5"/>“<text:span text:style-name="T498">What if it takes say ten months to find him?” Russ asked.</text:span></text:p>
      <text:p text:style-name="P66"><text:s text:c="5"/><text:span text:style-name="T498">Sherry laughed. “I’ll help you no matter how long it takes to find him. We’ll go to missing persons and see if they can help any.”</text:span></text:p>
      <text:p text:style-name="P66"><text:s text:c="5"/>“<text:span text:style-name="T498">Alright.” Russ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7T13:13:17.188000000</dc:date>
    <meta:editing-cycles>532</meta:editing-cycles>
    <meta:generator>LibreOffice/7.4.1.2$Windows_X86_64 LibreOffice_project/3c58a8f3a960df8bc8fd77b461821e42c061c5f0</meta:generator>
    <meta:editing-duration>PT15H52M15S</meta:editing-duration>
    <meta:document-statistic meta:table-count="0" meta:image-count="0" meta:object-count="0" meta:page-count="80" meta:paragraph-count="1026" meta:word-count="20087" meta:character-count="113166" meta:non-whitespace-character-count="89186"/>
  </office:meta>
</office:document-meta>
</file>